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4.26pt"/>
    </style:style>
    <style:style style:name="co2" style:family="table-column">
      <style:table-column-properties fo:break-before="auto" style:column-width="412.21pt"/>
    </style:style>
    <style:style style:name="co3" style:family="table-column">
      <style:table-column-properties fo:break-before="auto" style:column-width="173.54pt"/>
    </style:style>
    <style:style style:name="ro1" style:family="table-row">
      <style:table-row-properties style:row-height="42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Ubuntu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цель</text:p>
          </table:table-cell>
          <table:table-cell office:value-type="string" calcext:value-type="string">
            <text:p>почему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ообще чтобы путешествия были второй по важности сферой моей жизни помимо научных исследований</text:p>
          </table:table-cell>
          <table:table-cell office:value-type="string" calcext:value-type="string">
            <text:p>чтобы получать позитивный опыт, чтобы в жизни были приключения, чтобы получать разнообразный опыт, чтобы узнавать другие культуры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го-Восточная Азия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еликобритания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рожить месяц буддийским монахом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бывать в джунглях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зойти на гору (https://www.mountkilimanjaroguide.com/)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бывать в Африке, в Северной Америке, в Южной Америке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буддийское паломничество по Индии, Тибету, Непалу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жить хотя бы 2 недели в хотя бы 20 городах (Иерусалим, Дублин, Калькутта, Сингапур, Гонконг, юв-азия)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говорить с хотя бы одним раввином, муфтием, католическим священником, буддийским монахом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ровести ночь под открытым небом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ровести ночь в пустыне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ровести ночь в джунглях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пробовать жареных насекомых</text:p>
          </table:table-cell>
          <table:table-cell office:value-type="string" calcext:value-type="string">
            <text:p>разнообразие и позитив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рожить большую часть жизни не в России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ить отдельно от мамы</text:p>
          </table:table-cell>
          <table:table-cell office:value-type="string" calcext:value-type="string">
            <text:p>потому что среда влияет на людей, а я хочу жить в креативной среде из людей, которые хотят менять себя и мир и учиться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меть 10 близких друзе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умереть по собственному желанию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дожить хотя бы до следующего век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тать Просветленным</text:p>
          </table:table-cell>
          <table:table-cell office:value-type="string" calcext:value-type="string">
            <text:p>чтобы повысить ясность мышления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читать хотя бы 50 книг каждый год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прочитать все романы Пелевин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се цепочки Элиезера</text:p>
          </table:table-cell>
          <table:table-cell office:value-type="string" calcext:value-type="string">
            <text:p>чтобы повысить ясность мышления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ГЭБ</text:p>
          </table:table-cell>
          <table:table-cell office:value-type="string" calcext:value-type="string">
            <text:p>чтобы повысить ясность мышления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пробовать ЛСД, ДМТ, 5-мео-ДМТ, грибы, аяуаску</text:p>
          </table:table-cell>
          <table:table-cell office:value-type="string" calcext:value-type="string">
            <text:p>чтобы посмотреть, как может меняться сознание, чтобы улучшить понимание феномена сознания, чтобы испытать сильный интересный опы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нять структуру сознания - сформулировать на математическом языке свойство информационной системы обладать сознанием</text:p>
          </table:table-cell>
          <table:table-cell office:value-type="string" calcext:value-type="string">
            <text:p>интересно))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нять структуру реальности</text:p>
          </table:table-cell>
          <table:table-cell office:value-type="string" calcext:value-type="string">
            <text:p>интересно))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стать экспертом в области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ейронаук (в т ч когнитивных нейронаук, вычислительных нейронаук)</text:p>
          </table:table-cell>
          <table:table-cell office:value-type="string" calcext:value-type="string" table:number-columns-spanned="1" table:number-rows-spanned="5">
            <text:p>чтобы понимать мозг и сознание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эволюционной психологии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эволюционной биологии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биоинформатики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квантовых вычислениях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трендах развития человечества</text:p>
          </table:table-cell>
          <table:table-cell office:value-type="string" calcext:value-type="string">
            <text:p>чтобы была корректность и полнота картины мира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скусственного интеллекта</text:p>
          </table:table-cell>
          <table:table-cell office:value-type="string" calcext:value-type="string">
            <text:p>чтобы была корректность и полнота картины мира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астрофизики</text:p>
          </table:table-cell>
          <table:table-cell office:value-type="string" calcext:value-type="string">
            <text:p>чтобы была корректность и полнота картины мира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чтобы мои научные труды произвели революцию в понимании структуры сознания и реальности</text:p>
          </table:table-cell>
          <table:table-cell office:value-type="string" calcext:value-type="string">
            <text:p>чтобы увеличить корректность и полноту картины мира всего человечеств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написать хотя бы 10 книг и хотя бы 100 статей</text:p>
          </table:table-cell>
          <table:table-cell office:value-type="string" calcext:value-type="string">
            <text:p>чтобы сформулировать свои научные результаты, чтобы они стали достоянием человечества и принесли ему пользу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меть свою квартиру не в России</text:p>
          </table:table-cell>
          <table:table-cell office:value-type="string" calcext:value-type="string">
            <text:p>чтобы иметь больше возможностей для реализации потенциала, чтобы жить в безопасности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меть большую крепкую семью</text:p>
          </table:table-cell>
          <table:table-cell office:value-type="string" calcext:value-type="string" table:number-columns-spanned="1" table:number-rows-spanned="5">
            <text:p>чтобы были крепкие глубокие социальные связи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иметь жену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иметь детей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чтобы дети тоже вступили в брак и имели детей, но я не стану на этом настаивать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и чтобы мы все регулярно собирались в большом доме и общались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всегда иметь хотя бы эквивалент 1000000 рублей на банковских счетах</text:p>
          </table:table-cell>
          <table:table-cell office:value-type="string" calcext:value-type="string">
            <text:p>чтобы быть в безопасности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улететь на Марс</text:p>
          </table:table-cell>
          <table:table-cell office:value-type="string" calcext:value-type="string">
            <text:p>прогресс человечества, позитивный опыт, учеба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09:38:46.149064042</meta:creation-date>
    <dc:date>2020-06-04T12:23:49.593676344</dc:date>
    <meta:editing-duration>PT2H11M53S</meta:editing-duration>
    <meta:editing-cycles>1</meta:editing-cycles>
    <meta:document-statistic meta:table-count="1" meta:cell-count="79" meta:object-count="0"/>
    <meta:generator>LibreOffice/6.0.7.3$Linux_X86_64 LibreOffice_project/00m0$Build-3</meta:generator>
  </office:meta>
</office:document-meta>
</file>